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// j8_alpg.doc</text:p>
      <text:p text:style-name="Preformatted_20_Text"/>
      <text:p text:style-name="Preformatted_20_Text">J8CM Assembly Language Programmer's Guide</text:p>
      <text:p text:style-name="Preformatted_20_Text"/>
      <text:p text:style-name="Preformatted_20_Text"><text:s/>Documentation conventions:</text:p>
      <text:p text:style-name="Preformatted_20_Text"/>
      <text:p text:style-name="Preformatted_20_Text"><text:tab/>Instruction mnemonics are in caps as required by compiler.</text:p>
      <text:p text:style-name="Preformatted_20_Text"/>
      <text:p text:style-name="Preformatted_20_Text"><text:tab/>(arg) <text:s text:c="2"/>indicates the instruction or pseudoinstruction requires</text:p>
      <text:p text:style-name="Preformatted_20_Text"><text:tab/><text:tab/><text:tab/> <text:s/>an operand(argument).</text:p>
      <text:p text:style-name="Preformatted_20_Text"/>
      <text:p text:style-name="Preformatted_20_Text"><text:tab/>(#arg) <text:s/>indicates the instruction or pseudoinstruction requires</text:p>
      <text:p text:style-name="Preformatted_20_Text"><text:tab/><text:tab/><text:tab/> <text:s/>a number as its argument.</text:p>
      <text:p text:style-name="Preformatted_20_Text"/>
      <text:p text:style-name="Preformatted_20_Text"/>
      <text:p text:style-name="Preformatted_20_Text"><text:s/>Psuedoinstructions</text:p>
      <text:p text:style-name="Preformatted_20_Text"/>
      <text:p text:style-name="Preformatted_20_Text"><text:tab/> <text:s/>*</text:p>
      <text:p text:style-name="Preformatted_20_Text"><text:tab/><text:tab/> Remark. When the compiler encounters a * it will ignore all text that</text:p>
      <text:p text:style-name="Preformatted_20_Text"><text:tab/><text:tab/> follows until another * is encountered.</text:p>
      <text:p text:style-name="Preformatted_20_Text"><text:soft-page-break/></text:p>
      <text:p text:style-name="Preformatted_20_Text"><text:tab/> <text:s/>(arg):</text:p>
      <text:p text:style-name="Preformatted_20_Text"><text:tab/><text:tab/> Label. Declares arg as a label.</text:p>
      <text:p text:style-name="Preformatted_20_Text"/>
      <text:p text:style-name="Preformatted_20_Text"><text:tab/> <text:s/>DAT (#arg)</text:p>
      <text:p text:style-name="Preformatted_20_Text"><text:tab/><text:tab/> Reserves a memory location for data. Initializes location to value of</text:p>
      <text:p text:style-name="Preformatted_20_Text"><text:tab/><text:tab/> arg.</text:p>
      <text:p text:style-name="Preformatted_20_Text"/>
      <text:p text:style-name="Preformatted_20_Text"><text:tab/> <text:s/>END (arg)</text:p>
      <text:p text:style-name="Preformatted_20_Text"><text:tab/><text:tab/> Tells compiler to stop compiling. Place at end of source code.</text:p>
      <text:p text:style-name="Preformatted_20_Text"><text:tab/><text:tab/> Arg is required but not used.</text:p>
      <text:p text:style-name="Preformatted_20_Text"/>
      <text:p text:style-name="Preformatted_20_Text"><text:tab/> <text:s/>EQU (#arg)</text:p>
      <text:p text:style-name="Preformatted_20_Text"><text:tab/><text:tab/> Equals statement. Compiler constant, declares a label is equal to</text:p>
      <text:p text:style-name="Preformatted_20_Text"><text:tab/><text:tab/> arg.</text:p>
      <text:p text:style-name="Preformatted_20_Text"/>
      <text:p text:style-name="Preformatted_20_Text"><text:tab/> <text:s/>ORG (#arg)</text:p>
      <text:p text:style-name="Preformatted_20_Text"><text:tab/><text:tab/> Declares starting memory location for code that follows.</text:p>
      <text:p text:style-name="Preformatted_20_Text"/>
      <text:p text:style-name="Preformatted_20_Text"/>
      <text:p text:style-name="Preformatted_20_Text"><text:s/>Instruction Set</text:p>
      <text:p text:style-name="Preformatted_20_Text"><text:soft-page-break/></text:p>
      <text:p text:style-name="Preformatted_20_Text"><text:tab/> <text:s/>ADD (arg)</text:p>
      <text:p text:style-name="Preformatted_20_Text"><text:tab/><text:tab/> Add the contents of the memory location pointed to by arg to</text:p>
      <text:p text:style-name="Preformatted_20_Text"><text:tab/><text:tab/> the accumulator.</text:p>
      <text:p text:style-name="Preformatted_20_Text"/>
      <text:p text:style-name="Preformatted_20_Text"><text:tab/> <text:s/>ASR</text:p>
      <text:p text:style-name="Preformatted_20_Text"><text:tab/><text:tab/> Arithmetic Shift Right. Arithmetically shifts the accumulator to the</text:p>
      <text:p text:style-name="Preformatted_20_Text"><text:tab/><text:tab/> right one bit. (preserves the sign bit)</text:p>
      <text:p text:style-name="Preformatted_20_Text"/>
      <text:p text:style-name="Preformatted_20_Text"><text:tab/> <text:s/>DEC</text:p>
      <text:p text:style-name="Preformatted_20_Text"><text:tab/><text:tab/> Decrement the accumulator.</text:p>
      <text:p text:style-name="Preformatted_20_Text"/>
      <text:p text:style-name="Preformatted_20_Text"><text:tab/> <text:s/>GSB (arg)</text:p>
      <text:p text:style-name="Preformatted_20_Text"><text:tab/><text:tab/> Go to Subroutine. Performs a subroutine starting at the memory</text:p>
      <text:p text:style-name="Preformatted_20_Text"><text:tab/><text:tab/> location specified by arg. A RTN statement is required at the end</text:p>
      <text:p text:style-name="Preformatted_20_Text"><text:tab/><text:tab/> of the subroutine.</text:p>
      <text:p text:style-name="Preformatted_20_Text"/>
      <text:p text:style-name="Preformatted_20_Text"><text:tab/> <text:s/>HLT (arg)</text:p>
      <text:p text:style-name="Preformatted_20_Text"><text:tab/><text:tab/> Halt. Program halt, arg is copied into the program counter.</text:p>
      <text:p text:style-name="Preformatted_20_Text"/>
      <text:p text:style-name="Preformatted_20_Text"><text:tab/> <text:s/>INC</text:p>
      <text:p text:style-name="Preformatted_20_Text"><text:soft-page-break/><text:tab/><text:tab/> Increment the accumulator.</text:p>
      <text:p text:style-name="Preformatted_20_Text"/>
      <text:p text:style-name="Preformatted_20_Text"><text:tab/> <text:s/>INP (arg)</text:p>
      <text:p text:style-name="Preformatted_20_Text"><text:tab/><text:tab/> Input one byte from I/O to the memory location specified by</text:p>
      <text:p text:style-name="Preformatted_20_Text"><text:tab/><text:tab/> arg.</text:p>
      <text:p text:style-name="Preformatted_20_Text"/>
      <text:p text:style-name="Preformatted_20_Text"><text:tab/> <text:s/>JMP (arg)</text:p>
      <text:p text:style-name="Preformatted_20_Text"><text:tab/><text:tab/> Jump to the memory location specified by arg.</text:p>
      <text:p text:style-name="Preformatted_20_Text"/>
      <text:p text:style-name="Preformatted_20_Text"><text:tab/> <text:s/>JNG (arg)</text:p>
      <text:p text:style-name="Preformatted_20_Text"><text:tab/><text:tab/> Jump to the memory location specified by arg if the accumulator</text:p>
      <text:p text:style-name="Preformatted_20_Text"><text:tab/><text:tab/> is negative.</text:p>
      <text:p text:style-name="Preformatted_20_Text"/>
      <text:p text:style-name="Preformatted_20_Text"><text:tab/> <text:s/>LOD (arg)</text:p>
      <text:p text:style-name="Preformatted_20_Text"><text:tab/><text:tab/> Loads the accumulator with the contents of the memory location</text:p>
      <text:p text:style-name="Preformatted_20_Text"><text:tab/><text:tab/> specified by arg.</text:p>
      <text:p text:style-name="Preformatted_20_Text"/>
      <text:p text:style-name="Preformatted_20_Text"><text:tab/> <text:s/>LSL</text:p>
      <text:p text:style-name="Preformatted_20_Text"><text:tab/><text:tab/> Logical Shift Left the accumulator one bit.</text:p>
      <text:p text:style-name="Preformatted_20_Text"/>
      <text:p text:style-name="Preformatted_20_Text"><text:tab/> <text:s/>LSR</text:p>
      <text:p text:style-name="Preformatted_20_Text"><text:soft-page-break/><text:tab/><text:tab/> Logical Shift Right the accumulator one bit.</text:p>
      <text:p text:style-name="Preformatted_20_Text"/>
      <text:p text:style-name="Preformatted_20_Text"><text:tab/> <text:s/>OUT (arg)</text:p>
      <text:p text:style-name="Preformatted_20_Text"><text:tab/><text:tab/> Output the contents of the memory location specified by arg to I/O.</text:p>
      <text:p text:style-name="Preformatted_20_Text"/>
      <text:p text:style-name="Preformatted_20_Text"><text:tab/> <text:s/>POP</text:p>
      <text:p text:style-name="Preformatted_20_Text"><text:tab/><text:tab/> Remove the top item from the stack and place it in the accumulator.</text:p>
      <text:p text:style-name="Preformatted_20_Text"/>
      <text:p text:style-name="Preformatted_20_Text"><text:tab/> <text:s/>PSH</text:p>
      <text:p text:style-name="Preformatted_20_Text"><text:tab/><text:tab/> Push the contents of the accumulator onto the stack.</text:p>
      <text:p text:style-name="Preformatted_20_Text"/>
      <text:p text:style-name="Preformatted_20_Text"><text:tab/> <text:s/>RTN</text:p>
      <text:p text:style-name="Preformatted_20_Text"><text:tab/><text:tab/> Return from subroutine.</text:p>
      <text:p text:style-name="Preformatted_20_Text"/>
      <text:p text:style-name="Preformatted_20_Text"><text:tab/> <text:s/>STO (arg)</text:p>
      <text:p text:style-name="Preformatted_20_Text"><text:tab/><text:tab/> Stores the contents of the accumulator in the memory location</text:p>
      <text:p text:style-name="Preformatted_20_Text"><text:tab/><text:tab/> specified by arg.</text:p>
      <text:p text:style-name="Preformatted_20_Text"/>
      <text:p text:style-name="Preformatted_20_Text"><text:tab/> <text:s/>SUB (arg)</text:p>
      <text:p text:style-name="Preformatted_20_Text"><text:tab/><text:tab/> Subtract the contents of the memory location specified by arg from</text:p>
      <text:p text:style-name="Preformatted_20_Text"><text:tab/><text:tab/> the accumulator. The result is left in the accumulator.</text:p>
      <text:p text:style-name="Preformatted_20_Text"><text:soft-page-break/>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6" meta:paragraph-count="71" meta:word-count="354" meta:character-count="2327"/>
    <meta:generator>OpenOffice/4.1.3$Win32 OpenOffice.org_project/413m1$Build-9783</meta:generator>
  </office:meta>
</office:document-meta>
</file>